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c0c0c0"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21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04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<text:span text:style-name="T2">Bei geerbten Attributen Datentyp, „Unique Identifier“-Eigenschaft und „Use as Literal </text:span><text:span text:style-name="T2">Name“-Eigenschaft immer zur Laufzeit aus der Superklasse ermitteln.</text:span> <text:span text:style-name="T2">Dialogfelder </text:span><text:span text:style-name="T2">disablen.</text:span>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office:value-type="string">
            <text:p>Markieren von Attributen als Unique (das muss auch im Codegenerator berücksichtigt werden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office:value-type="string">
            <text:p>Umbenennung valuesArePartOfModel zu containingValues, Validierungen die nicht in Wizards benötigt werden auch nicht ins published package, 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Codegenerierung im Integrationstest testen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5" office:value-type="string">
            <text:p>Beim Tabben aus der letzten Spalte bei der EnumValuesSection wird eingetippter Wert nicht gespeichert</text:p>
          </table:table-cell>
          <table:table-cell table:style-name="ce17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26"/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 Arbe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5:.C21])" office:value-type="float" office:value="5.75">
            <text:p>5,7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ce13" office:value-type="string">
            <text:p>Button zum Überschreiben von Attributen in der AttributeSection von EnumTyp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.5">
            <text:p>1,5</text:p>
          </table:table-cell>
          <table:table-cell table:style-name="ce22"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7])" office:value-type="float" office:value="13.75">
            <text:p>13,7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- Markierung von Attributen als „Use as name in Faktor-IPS UI“ und „use as ID in Faktor-IPS UI“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2.) Wie ist die Description an geerbten Enum Attributen zu behandeln? Wird diese nicht nicht auch mitvererbt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4.) EnumType abstrakt: containing values auf false setzen?</text:p>
          </table:table-cell>
          <table:table-cell table:number-columns-repeated="2"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 office:value-type="date" office:date-value="2009-04-16">
            <text:p>16.04.09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date" office:date-value="2009-04-21">
            <text:p>21.04.09</text:p>
          </table:table-cell>
          <table:table-cell office:value-type="float" office:value="5.75">
            <text:p>5,7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.04.2009</text:date>, <text:time>20:5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21T20:57:29.60</dc:date>
    <meta:editing-cycles>127</meta:editing-cycles>
    <meta:editing-duration>PT42H33M34S</meta:editing-duration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